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a2be5" officeooo:paragraph-rsid="001a2be5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1a2be5" officeooo:paragraph-rsid="001a2be5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style:text-underline-style="none" fo:font-weight="bold" officeooo:rsid="001a2be5" officeooo:paragraph-rsid="001a2be5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000000" fo:font-size="20pt" fo:font-weight="bold" officeooo:rsid="001772a3" officeooo:paragraph-rsid="001772a3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5pt" fo:font-weight="bold" officeooo:rsid="001a2be5" officeooo:paragraph-rsid="001a2be5" style:font-size-asian="15pt" style:font-weight-asian="bold" style:font-size-complex="15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/text:p>
      <text:p text:style-name="P1"><text:span text:style-name="T1"/></text:p>
      <text:p text:style-name="P1"><text:span text:style-name="T1">PROJECT NAME</text:span><text:span text:style-name="T2"> – </text:span><text:span text:style-name="T3">INSTANT MESSENGER</text:span></text:p>
      <text:p text:style-name="P1"/>
      <text:p text:style-name="P2">MADE BY<text:span text:style-name="T2"> - </text:span></text:p>
      <text:p text:style-name="P1"/>
      <text:p text:style-name="P1"><text:tab/><text:tab/><text:span text:style-name="T3">SAKSHAM HANDU(15BCE1317)</text:span></text:p>
      <text:p text:style-name="P5"><text:tab/><text:tab/>ADARSH PANDEY(15BCE1297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01:17:42.492738095</meta:creation-date>
    <dc:date>2017-05-05T02:18:07.367816944</dc:date>
    <meta:editing-duration>PT30M4S</meta:editing-duration>
    <meta:editing-cycles>1</meta:editing-cycles>
    <meta:document-statistic meta:table-count="0" meta:image-count="0" meta:object-count="0" meta:page-count="1" meta:paragraph-count="5" meta:word-count="11" meta:character-count="97" meta:non-whitespace-character-count="81"/>
    <meta:generator>LibreOffice/5.1.6.2$Linux_X86_64 LibreOffice_project/10m0$Build-2</meta:generator>
  </office:meta>
</office:document-meta>
</file>